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79a6" officeooo:paragraph-rsid="002679a6" style:font-size-asian="16pt" style:font-size-complex="16pt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6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ba4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3e41"/>
    </style:style>
    <style:style style:name="T8" style:family="text">
      <style:text-properties officeooo:rsid="00239a80"/>
    </style:style>
    <style:style style:name="T9" style:family="text">
      <style:text-properties officeooo:rsid="0025effa"/>
    </style:style>
    <style:style style:name="T10" style:family="text">
      <style:text-properties officeooo:rsid="002679a6"/>
    </style:style>
    <style:style style:name="T11" style:family="text">
      <style:text-properties officeooo:rsid="0026ba45"/>
    </style:style>
    <style:style style:name="T12" style:family="text">
      <style:text-properties officeooo:rsid="00285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6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3">ЛАБОРАТОРНАЯ РАБОТА №<text:span text:style-name="T12">4</text:span></text:p>
      <text:p text:style-name="P14">по курсу: «<text:span text:style-name="T9">Методы оптимального и адаптивного управления</text:span>»</text:p>
      <text:p text:style-name="P12">Синтез оптимального <text:span text:style-name="T11">наблюдателя (фильтра Калмана)</text:span>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8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8">Герасимов Д.Н.</text:span></text:p>
      <text:p text:style-name="P8"/>
      <text:p text:style-name="P8"><text:tab/>«<text:span text:style-name="T5">13</text:span>» <text:span text:style-name="T10">дека</text:span>бря 2017 г.</text:p>
      <text:p text:style-name="P8"/>
      <text:p text:style-name="P8"/>
      <text:p text:style-name="P8"/>
      <text:p text:style-name="P15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7"> </text:span><text:span text:style-name="T8">2017 г.</text:span></text:p>
      <text:p text:style-name="P7"/>
      <text:p text:style-name="P7"/>
      <text:p text:style-name="P16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13T16:49:40.591026201</dc:date>
    <meta:editing-duration>PT29M5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2" meta:character-count="620" meta:non-whitespace-character-count="539"/>
  </office:meta>
</office:document-meta>
</file>